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39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61">
      <style:table-cell-properties fo:background-color="#801900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default-cell-style-name="ce8"/>
        <table:table-column table:style-name="co1" table:number-columns-repeated="5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 table:number-columns-spanned="14" table:number-rows-spanned="1">
            <text:p>psi_simple</text:p>
          </table:table-cell>
          <table:covered-table-cell table:number-columns-repeated="13" table:style-name="Default"/>
        </table:table-row>
        <table:table-row table:style-name="ro1">
          <table:table-cell table:style-name="ce2" office:value-type="string" calcext:value-type="string" table:number-columns-spanned="14" table:number-rows-spanned="1">
            <text:p>synopsys</text:p>
          </table:table-cell>
          <table:covered-table-cell table:number-columns-repeated="13" table:style-name="Default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12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0000" calcext:value-type="float">
            <text:p>1.00E+04</text:p>
          </table:table-cell>
          <table:table-cell table:number-columns-repeated="12"/>
        </table:table-row>
        <table:table-row table:style-name="ro1">
          <table:covered-table-cell/>
          <table:table-cell office:value-type="float" office:value="100000" calcext:value-type="float">
            <text:p>1.00E+05</text:p>
          </table:table-cell>
          <table:table-cell table:number-columns-repeated="12"/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0000" calcext:value-type="float">
            <text:p>1.00E+04</text:p>
          </table:table-cell>
          <table:table-cell table:number-columns-repeated="12"/>
        </table:table-row>
        <table:table-row table:style-name="ro1">
          <table:covered-table-cell/>
          <table:table-cell office:value-type="float" office:value="100000" calcext:value-type="float">
            <text:p>1.00E+05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.00E+04</text:p>
          </table:table-cell>
          <table:table-cell table:number-columns-repeated="12"/>
        </table:table-row>
        <table:table-row table:style-name="ro1" table:number-rows-repeated="2">
          <table:table-cell table:style-name="ce5"/>
          <table:table-cell table:style-name="Default" table:number-columns-repeated="13"/>
        </table:table-row>
        <table:table-row table:style-name="ro1">
          <table:table-cell table:style-name="ce6" office:value-type="string" calcext:value-type="string" table:number-columns-spanned="14" table:number-rows-spanned="1">
            <text:p>yosys</text:p>
          </table:table-cell>
          <table:covered-table-cell table:number-columns-repeated="13" table:style-name="Default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12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0000" calcext:value-type="float">
            <text:p>1.00E+04</text:p>
          </table:table-cell>
          <table:table-cell office:value-type="float" office:value="2016663158" calcext:value-type="float">
            <text:p>2016663158</text:p>
          </table:table-cell>
          <table:table-cell office:value-type="float" office:value="134266531" calcext:value-type="float">
            <text:p>134266531</text:p>
          </table:table-cell>
          <table:table-cell office:value-type="float" office:value="6039855611" calcext:value-type="float">
            <text:p>6039855611</text:p>
          </table:table-cell>
          <table:table-cell office:value-type="float" office:value="1411728735" calcext:value-type="float">
            <text:p>1411728735</text:p>
          </table:table-cell>
          <table:table-cell office:value-type="float" office:value="25911850" calcext:value-type="float">
            <text:p>25911850</text:p>
          </table:table-cell>
          <table:table-cell office:value-type="float" office:value="4379.6" calcext:value-type="float">
            <text:p>4379.6</text:p>
          </table:table-cell>
          <table:table-cell office:value-type="float" office:value="9633649792" calcext:value-type="float">
            <text:p>9633649792</text:p>
          </table:table-cell>
          <table:table-cell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64720" calcext:value-type="float">
            <text:p>64720</text:p>
          </table:table-cell>
          <table:table-cell table:formula="of:=PRODUCT([.C13];1/2200000000)" office:value-type="float" office:value="0.916665071818182" calcext:value-type="float">
            <text:p>0.9166650718</text:p>
          </table:table-cell>
          <table:table-cell table:formula="of:=PRODUCT(SUM([.F13];[.G13]);1/2200000000)" office:value-type="float" office:value="0.653472993181818" calcext:value-type="float">
            <text:p>0.6534729932</text:p>
          </table:table-cell>
        </table:table-row>
        <table:table-row table:style-name="ro1">
          <table:covered-table-cell/>
          <table:table-cell office:value-type="float" office:value="100000" calcext:value-type="float">
            <text:p>1.00E+05</text:p>
          </table:table-cell>
          <table:table-cell office:value-type="float" office:value="4370640481" calcext:value-type="float">
            <text:p>4370640481</text:p>
          </table:table-cell>
          <table:table-cell office:value-type="float" office:value="1067713838" calcext:value-type="float">
            <text:p>1067713838</text:p>
          </table:table-cell>
          <table:table-cell office:value-type="float" office:value="4943724663" calcext:value-type="float">
            <text:p>4943724663</text:p>
          </table:table-cell>
          <table:table-cell office:value-type="float" office:value="1799578902" calcext:value-type="float">
            <text:p>1799578902</text:p>
          </table:table-cell>
          <table:table-cell office:value-type="float" office:value="317345387" calcext:value-type="float">
            <text:p>317345387</text:p>
          </table:table-cell>
          <table:table-cell office:value-type="float" office:value="5704.12" calcext:value-type="float">
            <text:p>5704.12</text:p>
          </table:table-cell>
          <table:table-cell office:value-type="float" office:value="12547307715" calcext:value-type="float">
            <text:p>12547307715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 office:value-type="float" office:value="584208" calcext:value-type="float">
            <text:p>584208</text:p>
          </table:table-cell>
          <table:table-cell table:formula="of:=PRODUCT([.C14];1/2200000000)" office:value-type="float" office:value="1.98665476409091" calcext:value-type="float">
            <text:p>1.9866547641</text:p>
          </table:table-cell>
          <table:table-cell table:formula="of:=PRODUCT(SUM([.F14];[.G14]);1/2200000000)" office:value-type="float" office:value="0.962238313181818" calcext:value-type="float">
            <text:p>0.9622383132</text:p>
          </table:table-cell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office:value-type="float" office:value="10000" calcext:value-type="float">
            <text:p>1.00E+04</text:p>
          </table:table-cell>
          <table:table-cell office:value-type="float" office:value="6386955470" calcext:value-type="float">
            <text:p>6386955470</text:p>
          </table:table-cell>
          <table:table-cell office:value-type="float" office:value="383386221" calcext:value-type="float">
            <text:p>383386221</text:p>
          </table:table-cell>
          <table:table-cell office:value-type="float" office:value="9642451245" calcext:value-type="float">
            <text:p>9642451245</text:p>
          </table:table-cell>
          <table:table-cell office:value-type="float" office:value="4189651924" calcext:value-type="float">
            <text:p>4189651924</text:p>
          </table:table-cell>
          <table:table-cell office:value-type="float" office:value="172130208" calcext:value-type="float">
            <text:p>172130208</text:p>
          </table:table-cell>
          <table:table-cell office:value-type="float" office:value="9451.85" calcext:value-type="float">
            <text:p>9451.85</text:p>
          </table:table-cell>
          <table:table-cell office:value-type="float" office:value="20793754076" calcext:value-type="float">
            <text:p>20793754076</text:p>
          </table:table-cell>
          <table:table-cell office:value-type="float" office:value="1" calcext:value-type="float">
            <text:p>1</text:p>
          </table:table-cell>
          <table:table-cell office:value-type="float" office:value="70000" calcext:value-type="float">
            <text:p>70000</text:p>
          </table:table-cell>
          <table:table-cell office:value-type="float" office:value="398748" calcext:value-type="float">
            <text:p>398748</text:p>
          </table:table-cell>
          <table:table-cell table:formula="of:=PRODUCT([.C15];1/2200000000)" office:value-type="float" office:value="2.90316157727273" calcext:value-type="float">
            <text:p>2.9031615773</text:p>
          </table:table-cell>
          <table:table-cell table:formula="of:=PRODUCT(SUM([.F15];[.G15]);1/2200000000)" office:value-type="float" office:value="1.98262824181818" calcext:value-type="float">
            <text:p>1.9826282418</text:p>
          </table:table-cell>
        </table:table-row>
        <table:table-row table:style-name="ro1">
          <table:covered-table-cell/>
          <table:table-cell office:value-type="float" office:value="100000" calcext:value-type="float">
            <text:p>1.00E+05</text:p>
          </table:table-cell>
          <table:table-cell office:value-type="float" office:value="27573871443" calcext:value-type="float">
            <text:p>27573871443</text:p>
          </table:table-cell>
          <table:table-cell office:value-type="float" office:value="3461343839" calcext:value-type="float">
            <text:p>3461343839</text:p>
          </table:table-cell>
          <table:table-cell office:value-type="float" office:value="17306827676" calcext:value-type="float">
            <text:p>17306827676</text:p>
          </table:table-cell>
          <table:table-cell office:value-type="float" office:value="5389939186" calcext:value-type="float">
            <text:p>5389939186</text:p>
          </table:table-cell>
          <table:table-cell office:value-type="float" office:value="1260927737" calcext:value-type="float">
            <text:p>1260927737</text:p>
          </table:table-cell>
          <table:table-cell office:value-type="float" office:value="25075.5" calcext:value-type="float">
            <text:p>25075.5</text:p>
          </table:table-cell>
          <table:table-cell office:value-type="float" office:value="55164351962" calcext:value-type="float">
            <text:p>55164351962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000</text:p>
          </table:table-cell>
          <table:table-cell office:value-type="float" office:value="3887580" calcext:value-type="float">
            <text:p>3887580</text:p>
          </table:table-cell>
          <table:table-cell table:formula="of:=PRODUCT([.C16];1/2200000000)" office:value-type="float" office:value="12.5335779286364" calcext:value-type="float">
            <text:p>12.5335779286</text:p>
          </table:table-cell>
          <table:table-cell table:formula="of:=PRODUCT(SUM([.F16];[.G16]);1/2200000000)" office:value-type="float" office:value="3.02312132863636" calcext:value-type="float">
            <text:p>3.02312132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.00E+04</text:p>
          </table:table-cell>
          <table:table-cell office:value-type="float" office:value="27423640322" calcext:value-type="float">
            <text:p>27423640322</text:p>
          </table:table-cell>
          <table:table-cell office:value-type="float" office:value="567841949" calcext:value-type="float">
            <text:p>567841949</text:p>
          </table:table-cell>
          <table:table-cell office:value-type="float" office:value="33116633851" calcext:value-type="float">
            <text:p>33116633851</text:p>
          </table:table-cell>
          <table:table-cell office:value-type="float" office:value="10013269557" calcext:value-type="float">
            <text:p>10013269557</text:p>
          </table:table-cell>
          <table:table-cell office:value-type="float" office:value="1059950866" calcext:value-type="float">
            <text:p>1059950866</text:p>
          </table:table-cell>
          <table:table-cell office:value-type="float" office:value="32867" calcext:value-type="float">
            <text:p>32867</text:p>
          </table:table-cell>
          <table:table-cell office:value-type="float" office:value="72305660748" calcext:value-type="float">
            <text:p>72305660748</text:p>
          </table:table-cell>
          <table:table-cell office:value-type="float" office:value="1" calcext:value-type="float">
            <text:p>1</text:p>
          </table:table-cell>
          <table:table-cell office:value-type="float" office:value="150000" calcext:value-type="float">
            <text:p>150000</text:p>
          </table:table-cell>
          <table:table-cell office:value-type="float" office:value="2834936" calcext:value-type="float">
            <text:p>2834936</text:p>
          </table:table-cell>
          <table:table-cell table:formula="of:=PRODUCT([.C17];1/2200000000)" office:value-type="float" office:value="12.4652910554545" calcext:value-type="float">
            <text:p>12.4652910555</text:p>
          </table:table-cell>
          <table:table-cell table:formula="of:=PRODUCT(SUM([.F17];[.G17]);1/2200000000)" office:value-type="float" office:value="5.03328201045455" calcext:value-type="float">
            <text:p>5.0332820105</text:p>
          </table:table-cell>
        </table:table-row>
        <table:table-row table:style-name="ro1">
          <table:table-cell table:style-name="ce7" table:number-columns-repeated="7"/>
          <table:table-cell table:style-name="ce13" table:number-columns-spanned="2" table:number-rows-spanned="1"/>
          <table:covered-table-cell table:style-name="ce7"/>
          <table:table-cell table:style-name="ce7" table:number-columns-repeated="5"/>
        </table:table-row>
        <table:table-row table:style-name="ro1">
          <table:table-cell table:style-name="ce6" office:value-type="string" calcext:value-type="string" table:number-columns-spanned="14" table:number-rows-spanned="1">
            <text:p>yosys_new</text:p>
          </table:table-cell>
          <table:covered-table-cell table:number-columns-repeated="13" table:style-name="Default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OT time</text:p>
          </table:table-cell>
          <table:table-cell office:value-type="string" calcext:value-type="string">
            <text:p>Off time</text:p>
          </table:table-cell>
          <table:table-cell office:value-type="string" calcext:value-type="string">
            <text:p>COMM time</text:p>
          </table:table-cell>
          <table:table-cell office:value-type="string" calcext:value-type="string">
            <text:p>G time</text:p>
          </table:table-cell>
          <table:table-cell office:value-type="string" calcext:value-type="string">
            <text:p>E time</text:p>
          </table:table-cell>
          <table:table-cell table:style-name="ce12" office:value-type="string" calcext:value-type="string" table:number-columns-spanned="2" table:number-rows-spanned="1">
            <text:p><text:s text:c="8"/>total time (ms) <text:s text:c="20"/>(cc)</text:p>
          </table:table-cell>
          <table:covered-table-cell/>
          <table:table-cell office:value-type="string" calcext:value-type="string">
            <text:p>XOR gates</text:p>
          </table:table-cell>
          <table:table-cell office:value-type="string" calcext:value-type="string">
            <text:p>non XOR gates</text:p>
          </table:table-cell>
          <table:table-cell office:value-type="string" calcext:value-type="string">
            <text:p>peak memory (kB)</text:p>
          </table:table-cell>
          <table:table-cell office:value-type="string" calcext:value-type="string">
            <text:p>OT(s)</text:p>
          </table:table-cell>
          <table:table-cell office:value-type="string" calcext:value-type="string">
            <text:p>T GE (s)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table:style-name="ce9"/>
          <table:table-cell table:style-name="ce11" table:number-columns-repeated="7"/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11" table:number-columns-repeated="3"/>
        </table:table-row>
        <table:table-row table:style-name="ro1">
          <table:covered-table-cell/>
          <table:table-cell table:style-name="ce9"/>
          <table:table-cell table:style-name="ce11" table:number-columns-repeated="7"/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table:style-name="ce11" table:number-columns-repeated="3"/>
        </table:table-row>
        <table:table-row table:style-name="ro1">
          <table:table-cell office:value-type="float" office:value="8" calcext:value-type="float" table:number-columns-spanned="1" table:number-rows-spanned="2">
            <text:p>8</text:p>
          </table:table-cell>
          <table:table-cell table:style-name="ce9"/>
          <table:table-cell table:style-name="ce11" table:number-columns-repeated="7"/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table:style-name="ce11" table:number-columns-repeated="3"/>
        </table:table-row>
        <table:table-row table:style-name="ro1">
          <table:covered-table-cell/>
          <table:table-cell table:style-name="ce9"/>
          <table:table-cell table:style-name="ce11" table:number-columns-repeated="7"/>
          <table:table-cell office:value-type="float" office:value="0" calcext:value-type="float">
            <text:p>0</text:p>
          </table:table-cell>
          <table:table-cell office:value-type="float" office:value="700000" calcext:value-type="float">
            <text:p>700000</text:p>
          </table:table-cell>
          <table:table-cell table:style-name="ce11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/>
          <table:table-cell table:style-name="ce11" table:number-columns-repeated="7"/>
          <table:table-cell table:style-name="ce14" office:value-type="float" office:value="0" calcext:value-type="float">
            <text:p>0</text:p>
          </table:table-cell>
          <table:table-cell office:value-type="float" office:value="150000" calcext:value-type="float">
            <text:p>150000</text:p>
          </table:table-cell>
          <table:table-cell table:style-name="ce11" table:number-columns-repeated="3"/>
        </table:table-row>
        <table:table-row table:style-name="ro1">
          <table:table-cell table:style-name="Default"/>
          <table:table-cell table:style-name="ce10" table:number-columns-repeated="8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20:25:29.270924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5:01:02.438694457</meta:creation-date>
    <dc:date>2018-04-03T20:27:05.250188517</dc:date>
    <meta:editing-duration>PT1H21M1S</meta:editing-duration>
    <meta:editing-cycles>28</meta:editing-cycles>
    <meta:generator>LibreOffice/5.1.6.2$Linux_X86_64 LibreOffice_project/10m0$Build-2</meta:generator>
    <meta:document-statistic meta:table-count="1" meta:cell-count="132" meta:object-count="0"/>
  </office:meta>
</office:document-meta>
</file>